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14a2c16" officeooo:paragraph-rsid="014a2c16"/>
    </style:style>
    <style:style style:name="P106" style:family="paragraph" style:parent-style-name="Standard">
      <loext:graphic-properties draw:fill="solid" draw:fill-color="#1e1f22"/>
      <style:paragraph-properties fo:background-color="#1e1f22" fo:padding="0cm" fo:border="none" style:shadow="none"/>
    </style:style>
    <style:style style:name="P107" style:family="paragraph" style:parent-style-name="Standard">
      <style:text-properties officeooo:rsid="014baeae" officeooo:paragraph-rsid="014baeae"/>
    </style:style>
    <style:style style:name="P108" style:family="paragraph" style:parent-style-name="Text_20_body">
      <style:text-properties officeooo:rsid="014ce179" officeooo:paragraph-rsid="014ce179"/>
    </style:style>
    <style:style style:name="P109" style:family="paragraph" style:parent-style-name="Standard">
      <style:text-properties officeooo:rsid="014f7a14" officeooo:paragraph-rsid="014f7a14"/>
    </style:style>
    <style:style style:name="P110" style:family="paragraph" style:parent-style-name="Standard">
      <style:text-properties officeooo:rsid="0152ed35" officeooo:paragraph-rsid="0152ed35"/>
    </style:style>
    <style:style style:name="P111" style:family="paragraph" style:parent-style-name="Standard">
      <style:text-properties officeooo:rsid="0154153b" officeooo:paragraph-rsid="0154153b"/>
    </style:style>
    <style:style style:name="P112" style:family="paragraph" style:parent-style-name="Text_20_body">
      <style:text-properties officeooo:rsid="00e4b51f" officeooo:paragraph-rsid="00e4b51f"/>
    </style:style>
    <style:style style:name="P113" style:family="paragraph" style:parent-style-name="Standard">
      <style:text-properties officeooo:rsid="00f95e95" officeooo:paragraph-rsid="00f95e95"/>
    </style:style>
    <style:style style:name="P114" style:family="paragraph" style:parent-style-name="Standard">
      <style:text-properties officeooo:rsid="00faefe4" officeooo:paragraph-rsid="00faefe4"/>
    </style:style>
    <style:style style:name="P115" style:family="paragraph" style:parent-style-name="Standard">
      <style:text-properties officeooo:rsid="0106ae28" officeooo:paragraph-rsid="0106ae28"/>
    </style:style>
    <style:style style:name="P116" style:family="paragraph" style:parent-style-name="Standard">
      <style:text-properties officeooo:rsid="01323167" officeooo:paragraph-rsid="01323167"/>
    </style:style>
    <style:style style:name="P117"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14e47e4"/>
    </style:style>
    <style:style style:name="T61" style:family="text">
      <style:text-properties fo:color="#5f826b" loext:opacity="100%" style:font-name="JetBrains Mono" fo:font-size="10pt" fo:font-style="italic" fo:font-weight="normal" style:font-size-asian="10pt" style:font-style-asian="italic" style:font-weight-asian="normal"/>
    </style:style>
    <style:style style:name="T62" style:family="text">
      <style:text-properties fo:color="#5f826b" loext:opacity="100%" style:font-name="JetBrains Mono" fo:font-size="10pt" fo:font-style="italic" fo:font-weight="normal" officeooo:rsid="014e47e4" style:font-size-asian="10pt" style:font-style-asian="italic" style:font-weight-asian="normal"/>
    </style:style>
    <style:style style:name="T63" style:family="text">
      <style:text-properties fo:color="#67a37c" loext:opacity="100%" style:font-name="JetBrains Mono" fo:font-size="10pt" fo:font-style="italic" fo:font-weight="normal" style:font-size-asian="10pt" style:font-style-asian="italic" style:font-weight-asian="normal"/>
    </style:style>
    <style:style style:name="T64" style:family="text">
      <style:text-properties fo:color="#abadb3" loext:opacity="100%" style:font-name="JetBrains Mono" fo:font-size="10pt" fo:font-style="italic" fo:font-weight="normal" style:font-size-asian="10pt" style:font-style-asian="italic" style:font-weight-asian="normal"/>
    </style:style>
    <style:style style:name="T65" style:family="text">
      <style:text-properties officeooo:rsid="00e6a4e6"/>
    </style:style>
    <style:style style:name="T66" style:family="text">
      <style:text-properties officeooo:rsid="010b4892"/>
    </style:style>
    <style:style style:name="T67"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6867_1397417037" office:name="L’atelier de peinture" text:style-name="Index_20_Link" text:visited-style-name="Index_20_Link">1.12 L’atelier de peinture<text:tab/>16</text:a></text:p>
          <text:p text:style-name="P2"><text:a xlink:type="simple" xlink:href="#__RefHeading___Toc6869_1397417037" office:name="La pause et reprise jeu" text:style-name="Index_20_Link" text:visited-style-name="Index_20_Link">1.13 La pause et reprise jeu<text:tab/>18</text:a></text:p>
          <text:p text:style-name="P2"><text:a xlink:type="simple" xlink:href="#__RefHeading___Toc6871_1397417037" office:name="La touche pour quitter le jeu" text:style-name="Index_20_Link" text:visited-style-name="Index_20_Link">1.14 La touche pour quitter le jeu<text:tab/>19</text:a></text:p>
          <text:p text:style-name="P2"><text:a xlink:type="simple" xlink:href="#__RefHeading___Toc6873_1397417037" office:name="Les JavaDocs" text:style-name="Index_20_Link" text:visited-style-name="Index_20_Link">1.15 Les JavaDocs<text:tab/>20</text:a></text:p>
          <text:p text:style-name="P2"><text:a xlink:type="simple" xlink:href="#__RefHeading___Toc5059_1643121603" office:name="Les petites modifications" text:style-name="Index_20_Link" text:visited-style-name="Index_20_Link">1.16 Les petites modifications<text:tab/>20</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6867_1397417037"/>L’atelier de peinture<text:bookmark-end text:name="__RefHeading___Toc6867_1397417037"/></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text:bookmark-start text:name="__RefHeading___Toc6869_1397417037"/>La pause et reprise jeu<text:bookmark-end text:name="__RefHeading___Toc6869_1397417037"/></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h text:style-name="Heading_20_2" text:outline-level="2"><text:bookmark-start text:name="__RefHeading___Toc6871_1397417037"/><draw:frame draw:style-name="fr2" draw:name="Image4" text:anchor-type="char" svg:width="17cm" svg:height="7.812cm" draw:z-index="3"><draw:image xlink:href="Pictures/100000010000047F00000211145C40A4.png" xlink:type="simple" xlink:show="embed" xlink:actuate="onLoad" draw:mime-type="image/png"/></draw:frame>La touche pour quitter le jeu<text:bookmark-end text:name="__RefHeading___Toc6871_1397417037"/></text:h>
      <text:p text:style-name="P105">Pour implémenter la touche pour quitter le jeu, j’ai d’abord ajouter un listener sur la touche échap permettant de tuer l’application :</text:p>
      <text:p text:style-name="P106" loext:marker-style-name="T3"><text:span text:style-name="T3">} </text:span><text:span text:style-name="T4">else if </text:span><text:span text:style-name="T3">(e.getKeyCode() == KeyEvent.</text:span><text:span text:style-name="T5">VK_ESCAPE</text:span><text:span text:style-name="T3">) {<text:line-break/> <text:s text:c="3"/>System.</text:span><text:span text:style-name="T27">exit</text:span><text:span text:style-name="T3">(</text:span><text:span text:style-name="T10">0</text:span><text:span text:style-name="T3">);<text:line-break/>}</text:span></text:p>
      <text:p text:style-name="P107">Ensuite, j’ai rendu la fenêtre au lancement de l’application en plein écran :</text:p>
      <text:p text:style-name="P106" loext:marker-style-name="T3"><text:span text:style-name="T4">this</text:span><text:span text:style-name="T3">.setExtendedState(JFrame.</text:span><text:span text:style-name="T5">MAXIMIZED_BOTH</text:span><text:span text:style-name="T3">);</text:span></text:p>
      <text:p text:style-name="P107">puis j’ai enlever les boutons par défaut de windows pour réduire agrandir et fermer la fenêtre :</text:p>
      <text:p text:style-name="P106" loext:marker-style-name="T3"><text:span text:style-name="T4">this</text:span><text:span text:style-name="T3">.setUndecorated(</text:span><text:span text:style-name="T4">true</text:span><text:span text:style-name="T3">);</text:span></text:p>
      <text:p text:style-name="P107">et empêcher le redimenssionnement pour une vraie expérience utilisateur :</text:p>
      <text:p text:style-name="P106" loext:marker-style-name="T3"><text:span text:style-name="T4">this</text:span><text:span text:style-name="T3">.setResizable(</text:span><text:span text:style-name="T4">false</text:span><text:span text:style-name="T3">);</text:span></text:p>
      <text:h text:style-name="Heading_20_2" text:outline-level="2"><text:bookmark-start text:name="__RefHeading___Toc6873_1397417037"/><text:soft-page-break/>Les JavaDocs<text:bookmark-end text:name="__RefHeading___Toc6873_1397417037"/></text:h>
      <text:p text:style-name="P108">Pour pouvoir bien documenter le code, j’ai implémenter les balises principales <text:span text:style-name="T60">JavaDoc dans mon code, avec pour tout les fichiers, l’en-tête suivante :</text:span></text:p>
      <text:p text:style-name="P106" loext:marker-style-name="T61"><text:span text:style-name="T61">/**<text:line-break/> * </text:span><text:span text:style-name="T62">Description</text:span><text:span text:style-name="T61"><text:line-break/> * </text:span><text:span text:style-name="T63">@author </text:span><text:span text:style-name="T61">JOSE Anthony<text:line-break/> * </text:span><text:span text:style-name="T63">@since </text:span><text:span text:style-name="T61">2026-03-18<text:line-break/> * </text:span><text:span text:style-name="T63">@version </text:span><text:span text:style-name="T61">1.0<text:line-break/> * </text:span><text:span text:style-name="T63">@see </text:span><text:span text:style-name="T61">modele.item<text:line-break/> */</text:span></text:p>
      <text:p text:style-name="P109">Et ensuite une description de chaque classe ou énumération :</text:p>
      <text:p text:style-name="P106" loext:marker-style-name="T3"><text:span text:style-name="T61">/**<text:line-break/> * Enumération permettant de stocker les couleurs<text:line-break/> */<text:line-break/></text:span><text:span text:style-name="T4">public enum </text:span><text:span text:style-name="T3">Color {</text:span></text:p>
      <text:p text:style-name="P106" loext:marker-style-name="T3"><text:span text:style-name="T61">/**<text:line-break/> * Classe Jeu permettant de jouer une partie<text:line-break/> */<text:line-break/></text:span><text:span text:style-name="T4">public class </text:span><text:span text:style-name="T3">Jeu </text:span><text:span text:style-name="T4">extends </text:span><text:span text:style-name="T3">Thread{</text:span></text:p>
      <text:p text:style-name="P110">Les méthodes d’une classe sont définit ainsi :</text:p>
      <text:p text:style-name="P106" loext:marker-style-name="T3"><text:span text:style-name="T61">/**<text:line-break/> * Fonction permettant de retourner une nouveau tableau constitué des 4 cadrants de couleur de l'objet<text:line-break/> * </text:span><text:span text:style-name="T63">@param </text:span><text:span text:style-name="T64">l </text:span><text:span text:style-name="T61">définit la couche que l'on veut récupérer<text:line-break/> * </text:span><text:span text:style-name="T63">@return </text:span><text:span text:style-name="T61">le tableau de taille 4 contenant les 4 cadrants de couleur de la forme<text:line-break/> * </text:span><text:span text:style-name="T63">@throws </text:span><text:span text:style-name="T61">Lève une exception si la couche n'est pas connu<text:line-break/> */<text:line-break/></text:span><text:span text:style-name="T4">public </text:span><text:span text:style-name="T3">Color[] </text:span><text:span text:style-name="T7">getColors</text:span><text:span text:style-name="T3">(Layer l) {</text:span></text:p>
      <text:p text:style-name="P111">Et les attributs comme ceci :</text:p>
      <text:p text:style-name="P106" loext:marker-style-name="T3"><text:span text:style-name="T61">/**<text:line-break/> * </text:span><text:span text:style-name="T63">@serial </text:span><text:span text:style-name="T61">Tableau stockant les 4 cadrants de l'item<text:line-break/> */<text:line-break/></text:span><text:span text:style-name="T4">private </text:span><text:span text:style-name="T3">SubShape[] </text:span><text:span text:style-name="T6">tabSubShapes</text:span><text:span text:style-name="T3">;</text:span></text:p>
      <text:p text:style-name="P111"/>
      <text:h text:style-name="Heading_20_2" text:outline-level="2"><text:bookmark-start text:name="__RefHeading___Toc5059_1643121603"/>Les petites modifications<text:bookmark-end text:name="__RefHeading___Toc5059_1643121603"/></text:h>
      <text:p text:style-name="P112">Une modification a été faite sur la méthode send de machine permettant d’envoyer seulement si la machine voisine n’a pas déjà un item dans sa file, cela permet d’éviter de supprimer les objets <text:span text:style-name="T65">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13">On viens supprimer un item sur la grille lorsqu’e par exemple, une mine est enlever d’un gisement :</text:p>
      <text:p text:style-name="P7" loext:marker-style-name="T3"><text:soft-page-break/><text:span text:style-name="T6">tabIP</text:span><text:span text:style-name="T3">[x][y].setShape(</text:span><text:span text:style-name="T4">null</text:span><text:span text:style-name="T3">);</text:span></text:p>
      <text:p text:style-name="P114">dans la fonction mettre à jour affchage.</text:p>
      <text:p text:style-name="P115">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15"/>
      <text:p text:style-name="P114"><text:span text:style-name="T66">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16">Modifications de <text:span text:style-name="T67">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text:span><text:soft-page-break/><text:span text:style-name="T3">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text:span><text:soft-page-break/><text:span text:style-name="T3"> <text:s text:c="7"/>}<text:line-break/> <text:s text:c="3"/>}</text:span></text:p>
      <text:p text:style-name="P117">Permet d’obtenir cela :</text:p>
      <text:p text:style-name="P117"><draw:frame draw:style-name="fr3" draw:name="Image3" text:anchor-type="char" svg:width="4.63cm" svg:height="9.313cm" draw:z-index="2"><draw:image xlink:href="Pictures/10000001000000AF000001608C75D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23</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23</text:page-number><text:s/>/ <text:page-count>23</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4-01T15:42:02.642482200</dc:date>
    <meta:editing-duration>PT20H55M7S</meta:editing-duration>
    <meta:editing-cycles>282</meta:editing-cycles>
    <meta:generator>LibreOffice/25.8.5.2$Windows_X86_64 LibreOffice_project/9c8b85f387cc00a89945a79c9e6239f32e450ac2</meta:generator>
    <meta:document-statistic meta:table-count="0" meta:image-count="4" meta:object-count="0" meta:page-count="23" meta:paragraph-count="262" meta:word-count="5856" meta:character-count="46171" meta:non-whitespace-character-count="35568"/>
  </office:meta>
</office:document-meta>
</file>